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31.49pt" fo:break-before="auto" style:use-optimal-row-height="false"/>
    </style:style>
    <style:style style:name="ro14" style:family="table-row">
      <style:table-row-properties style:row-height="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6" office:value-type="string" calcext:value-type="string">
            <text:p>en cours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28" office:value-type="string" calcext:value-type="string">
            <text:p>Ne sera pas 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6" office:value-type="string" calcext:value-type="string">
            <text:p>en cour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1:18:52.730978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8T11:38:06.007005998</dc:date>
    <meta:editing-duration>P1DT27M12S</meta:editing-duration>
    <meta:editing-cycles>97</meta:editing-cycles>
    <meta:generator>LibreOffice/6.0.7.3$Linux_X86_64 LibreOffice_project/00m0$Build-3</meta:generator>
    <meta:document-statistic meta:table-count="4" meta:cell-count="316" meta:object-count="0"/>
  </office:meta>
</office:document-meta>
</file>